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Tests.getPathRemaining( PathPattern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hasPattern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Tests.checkExtractPathWithinPattern( String pattern , String path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Tests.extractPathWithinPattern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Tests.captureThe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thPatternTests.combineWithTwoFileExtension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Tests.caseIn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Tests.assertMatches( PathPattern p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hPatternTests.patternComparatorS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PathPatternTests.extractUriTemplateVariables_spr152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athPatternTests.question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PatternTests.encodingAndBoundVariablesRegex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PatternTests.checkNoMatch( String uriTemplat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Tests.multipleSeparatorsI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PatternTests.getPathRemaining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encodingAndBoundVariablesCaptureTheRest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Tests.pars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Tests.extractPathWithinPattern_spr152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Tests.extractUriTemplateVarsRegexQual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PatternTests.multipleSelectorsI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PatternTests.matching_Literal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PatternTests.extractPathWithi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athPatternTests.extractUriTemplateVariables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PatternTests.multipleSeparatorsInPatternAn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Tests.patternCompare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Tests.optionalTrailingSepa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PathPatternTests.pathRemainingEnhancements_spr154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thPatternTests.toPathContain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Tests.extractUri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thPatternTests.caseSensi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athPatternTests.antPathMatch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athPatternTests.compare_spr155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Tests.matchAndExtract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path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Tests.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thPatternTests.checkMatches( String uriTemplat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Tests.encodingAndBoundVariablesCapture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Tests.pathRemainderBasicCases_spr153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thPatternTests.checkCapture( String uriTemplate , String path , String ... key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PatternTests.pathRemainingCornerCases_spr153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thPatternTests.assertNoMatch( PathPattern p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thPatternTests.extractUriTemplateVarsRegexCapturing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Tests.basic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PathCombiner.combine( String string1 , String strin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Tests.pattern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athPatternTests.elementsToString( List &lt; Element &gt;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Tests.matchAndExtract( PathPattern 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Tests.constrained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